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ilroy-Bold" svg:font-family="Gilroy-Bold, Helvetica, sans-serif"/>
    <style:font-face style:name="Gilroy-Medium" svg:font-family="Gilroy-Medium,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padding="0.049cm" fo:border="0.06pt solid #d9d9e3"/>
      <style:text-properties fo:font-variant="normal" fo:text-transform="none" style:font-name="Gilroy-Bold" fo:font-size="14pt" fo:letter-spacing="normal" fo:font-style="normal" fo:font-weight="bold" fo:background-color="#ffff00" style:font-size-asian="14pt" style:font-weight-asian="bold" style:font-size-complex="14pt" style:font-weight-complex="bold"/>
    </style:style>
    <style:style style:name="P2" style:family="paragraph" style:parent-style-name="Text_20_body">
      <style:paragraph-properties fo:padding="0.049cm" fo:border="0.06pt solid #d9d9e3"/>
    </style:style>
    <style:style style:name="P3" style:family="paragraph" style:parent-style-name="Text_20_body" style:list-style-name="L1">
      <style:paragraph-properties fo:padding="0.049cm" fo:border="0.06pt solid #d9d9e3"/>
    </style:style>
    <style:style style:name="P4" style:family="paragraph" style:parent-style-name="Text_20_body">
      <style:paragraph-properties fo:padding="0.049cm" fo:border="0.06pt solid #d9d9e3"/>
    </style:style>
    <style:style style:name="P5" style:family="paragraph" style:parent-style-name="Text_20_body">
      <style:paragraph-properties fo:margin-left="0cm" fo:margin-right="0.847cm" fo:text-indent="0cm" style:auto-text-indent="false"/>
    </style:style>
    <style:style style:name="P6" style:family="paragraph" style:parent-style-name="Text_20_body">
      <style:paragraph-properties fo:margin-left="0cm" fo:margin-right="0.847cm" fo:margin-top="0cm" fo:margin-bottom="0cm" style:contextual-spacing="false" fo:orphans="2" fo:widows="2" fo:text-indent="0cm" style:auto-text-indent="false"/>
      <style:text-properties fo:font-variant="normal" fo:text-transform="none" fo:color="#4f4f4f" loext:opacity="100%" style:font-name="Gilroy-Medium" fo:font-size="12pt" fo:letter-spacing="normal" fo:font-style="normal" fo:font-weight="normal"/>
    </style:style>
    <style:style style:name="P7" style:family="paragraph" style:parent-style-name="Text_20_body">
      <style:paragraph-properties fo:padding="0.049cm" fo:border="0.06pt solid #d9d9e3"/>
      <style:text-properties fo:font-variant="normal" fo:text-transform="none" fo:color="#4f4f4f" loext:opacity="100%" style:font-name="Gilroy-Medium" fo:font-size="12pt" fo:letter-spacing="normal" fo:font-style="normal" fo:font-weight="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5. Bana bir EC2'nin bileşenlerinden bahseder misiniz?</text:h>
      <text:p text:style-name="P2"/>
      <text:p text:style-name="P2">Elastic Compute Cloud (EC2), Amazon Web Services (AWS) tarafından sunulan bir bulut bilişim hizmetidir ve kullanıcılara sanal sunucular oluşturma ve yönetme imkanı sağlar. Bir EC2 örneği oluşturulduğunda, aşağıdaki bileşenlerden oluşur:</text:p>
      <text:list xml:id="list2514118087" text:style-name="L1">
        <text:list-item>
          <text:p text:style-name="P3">Amazon Machine Image (AMI): AMI, EC2 örneğinin temelini oluşturan disk görüntüsüdür. Bir AMI, işletim sistemi, uygulamalar ve yapılandırmalar gibi önceden yapılandırılmış bir ortamı içerir.</text:p>
        </text:list-item>
        <text:list-item>
          <text:p text:style-name="P3">Instance Type: Instance Type, EC2 örneğinin donanım kaynaklarını (CPU, bellek, depolama vb.) belirleyen bir seçenektir. Farklı instance tipleri farklı kaynak kapasitelerine ve özelliklere sahiptir, böylece kullanıcılar ihtiyaçlarına göre uygun olanı seçebilir.</text:p>
        </text:list-item>
        <text:list-item>
          <text:p text:style-name="P3">Security Groups: Security Groups, bir EC2 örneğinin gelen ve giden trafiğini denetlemek için kullanılan sanal güvenlik duvarlarıdır. Kullanıcılar, güvenlik gruplarını yapılandırarak hangi ağ trafiğinin EC2 örneğine erişebileceğini kontrol edebilir.</text:p>
        </text:list-item>
        <text:list-item>
          <text:p text:style-name="P3">Key Pairs: Key Pairs, EC2 örneğine SSH (Secure Shell) protokolü aracılığıyla erişmek için kullanılan bir kimlik doğrulama yöntemidir. Key Pair, bir genel anahtar (public key) ve bir özel anahtar (private key) çiftinden oluşur. Kullanıcılar özel anahtarı kullanarak EC2 örneğine güvenli bir şekilde bağlanabilirler.</text:p>
        </text:list-item>
        <text:list-item>
          <text:p text:style-name="P3">Elastic Block Store (EBS): EBS, EC2 örneklerinin depolama gereksinimlerini karşılamak için kullanılan bir blok depolama hizmetidir. EBS, yüksek performanslı ve dayanıklı bir veri depolama alanı sağlar ve EC2 örneğinin durumu ve verileri depolamak için kullanılabilir.</text:p>
        </text:list-item>
        <text:list-item>
          <text:p text:style-name="P3">Elastic IP: Elastic IP, bir EC2 örneğine sabit bir genel IP adresi atanmasını sağlar. Bu, EC2 örneğinin durumu değişse bile IP adresinin aynı kalmasını sağlar ve örneğe dışarıdan erişim sağlamak için kullanılabilir.</text:p>
        </text:list-item>
      </text:list>
      <text:p text:style-name="P2">Bunlar, bir EC2 örneğinin temel bileşenlerinden bazılarıdır. EC2'nin daha birçok özelliği ve yapılandırma seçeneği vardır, ancak bu bileşenler en önemli ve temel olanlardır.</text:p>
      <text:p text:style-name="P7">Bir EC2 bulut sunucusunun, bulut sunucusu türleri, güvenlik grupları vb. oluşturulurken seçilmesi gereken bileşenlerinden bahsedin.</text:p>
      <text:p text:style-name="P6">Her örnek için birkaç bileşen vardır.</text:p>
      <text:p text:style-name="P6">İlk bileşen, Amazon Machine Image(AMI) depolama alanıdır. Bir bulut sunucusunu başlatmak için gereken yazılım yapılandırmasını (işletim sistemi, uygulama sunucusu ve uygulamalar dahil) içeren bir şablondur.</text:p>
      <text:p text:style-name="P6">Ayrıca iş yükünün üstesinden gelmek için bir işlemciye ve belleğe ihtiyacınız vardır. Amazon EC2 Bulut Sunucusu Türü, çeşitli CPU, bellek ve ağ kapasitesi kombinasyonları sağlar.</text:p>
      <text:p text:style-name="P6">EC2 bulut sunucuları ayrıca bir miktar Depolama kapasitesine ihtiyaç duyar. Örneğiniz, depolama cihazıyla birlikte başlatılacak.</text:p>
      <text:p text:style-name="P6">AWS, güvenliği yönetmek için Güvenlik Grupları ve Anahtar Çiftleri sağlar. EC2 güvenlik grupları, belirli IP aralıkları, bağlantı noktaları ve <text:soft-page-break/>protokoller belirleyerek bir sunucuya erişimi kontrol etmenizi sağlar. Bir anahtar çifti, AWS'nin depoladığı bir genel anahtardan ve sizin depoladığınız bir özel anahtar dosyasından oluşur.</text:p>
      <text:p text:style-name="P5"><text:line-break/></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ilroy-Bold" svg:font-family="Gilroy-Bold, Helvetica, sans-serif"/>
    <style:font-face style:name="Gilroy-Medium" svg:font-family="Gilroy-Medium,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3T14:19:11.404747210</meta:creation-date>
    <dc:date>2023-05-23T14:23:35.131433026</dc:date>
    <meta:editing-duration>PT1M59S</meta:editing-duration>
    <meta:editing-cycles>2</meta:editing-cycles>
    <meta:generator>LibreOffice/7.3.7.2$Linux_X86_64 LibreOffice_project/30$Build-2</meta:generator>
    <meta:document-statistic meta:table-count="0" meta:image-count="0" meta:object-count="0" meta:page-count="2" meta:paragraph-count="16" meta:word-count="389" meta:character-count="2980" meta:non-whitespace-character-count="2611"/>
  </office:meta>
</office:document-meta>
</file>